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10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3/06/2019</text:span></text:p>
          </table:table-cell>
        </table:table-row>
        <table:table-row>
          <table:table-cell table:style-name="TableCell1">
            <text:p text:style-name="P6"><text:span text:style-name="T2">Module Name: Cursos/evaluacione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Número de evaluaciones por curso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Cada curso puede tener cero o más evaluaciones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cuenta de profesor</text:p>
              </text:list-item>
              <text:list-item>
                <text:p text:style-name="P9">Existe un curso</text:p>
              </text:list-item>
              <text:list-item>
                <text:p text:style-name="P9">Existe una rúbrica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on de rúbricas, gestión de evaluaciones.</text:p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Estar logeado como profesor y acceder a la sección de evaluaciones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 la lista de evaluaciones actuales</text:p>
          </table:table-cell>
          <table:table-cell table:style-name="TableCell1">
            <text:p text:style-name="P13">Se obtuvo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Crear evaluación y asignarla a un curso</text:p>
          </table:table-cell>
          <table:table-cell table:style-name="TableCell1">
            <text:p text:style-name="P13"/>
          </table:table-cell>
          <table:table-cell table:style-name="TableCell1">
            <text:p text:style-name="P13">Se añade evaluación a lista de evaluaciones</text:p>
          </table:table-cell>
          <table:table-cell table:style-name="TableCell1">
            <text:p text:style-name="P13">Se obtuvo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Crear una segunda evaluación y asignarla al mismo curso</text:p>
          </table:table-cell>
          <table:table-cell table:style-name="TableCell1">
            <text:p text:style-name="P13"/>
          </table:table-cell>
          <table:table-cell table:style-name="TableCell1">
            <text:p text:style-name="P13">Se añade evaluación a lista de evaluaciones</text:p>
          </table:table-cell>
          <table:table-cell table:style-name="TableCell1">
            <text:p text:style-name="P13">Se obtuvo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4</text:p>
          </table:table-cell>
          <table:table-cell table:style-name="TableCell1">
            <text:p text:style-name="P13">Acceder a evaluaciones y comprobar que se encuentren estas evaluaciones</text:p>
          </table:table-cell>
          <table:table-cell table:style-name="TableCell1">
            <text:p text:style-name="P13"/>
          </table:table-cell>
          <table:table-cell table:style-name="TableCell1">
            <text:p text:style-name="P13">Se observa que las evaluaciones efectivamente fueron creadas</text:p>
          </table:table-cell>
          <table:table-cell table:style-name="TableCell1">
            <text:p text:style-name="P13">Se obtuvo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Post-conditions: Aparece una nueva evaluación en la lista de evaluaciones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